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03cm" table:align="left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3.491cm"/>
    </style:style>
    <style:style style:name="Table1.C" style:family="table-column">
      <style:table-column-properties style:column-width="3.2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>
      <style:text-properties officeooo:rsid="0015a58a"/>
    </style:style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cellent.<text:line-break/>Now we formalize the <text:span text:style-name="Strong_20_Emphasis">AI Summary Pipeline (Cost-Controlled Architecture)</text:span>.</text:p>
      <text:p text:style-name="Text_20_body">This system must:</text:p>
      <text:list text:style-name="L12">
        <text:list-item>
          <text:p text:style-name="P15">Generate <text:span text:style-name="Strong_20_Emphasis">monthly summaries only</text:span></text:p>
        </text:list-item>
        <text:list-item>
          <text:p text:style-name="P15">Be optimistic and motivating</text:p>
        </text:list-item>
        <text:list-item>
          <text:p text:style-name="P15">Use structured metrics (not raw session data)</text:p>
        </text:list-item>
        <text:list-item>
          <text:p text:style-name="P15">Be batch-processed</text:p>
        </text:list-item>
        <text:list-item>
          <text:p text:style-name="P15">Be cacheable</text:p>
        </text:list-item>
        <text:list-item>
          <text:p text:style-name="P15">Be cost-predictable</text:p>
        </text:list-item>
        <text:list-item>
          <text:p text:style-name="P15">Be vendor-calibrated</text:p>
        </text:list-item>
        <text:list-item>
          <text:p text:style-name="P15">Never recompute unnecessarily</text:p>
        </text:list-item>
      </text:list>
      <text:p text:style-name="Text_20_body">This is an <text:span text:style-name="Strong_20_Emphasis">Insights-layer augmentation</text:span>, not a live engine.</text:p>
      <text:p text:style-name="Horizontal_20_Line"/>
      <text:h text:style-name="Heading_20_1" text:outline-level="1">🧠 AI SUMMARY SYSTEM OVERVIEW</text:h>
      <text:p text:style-name="Text_20_body">Runs:</text:p>
      <text:list text:style-name="L13">
        <text:list-item>
          <text:p text:style-name="P16">Once per month (cron)</text:p>
        </text:list-item>
        <text:list-item>
          <text:p text:style-name="P16">Or manually triggered (vendor/admin)</text:p>
        </text:list-item>
        <text:list-item>
          <text:p text:style-name="P16">Only for current academic year</text:p>
        </text:list-item>
        <text:list-item>
          <text:p text:style-name="P16">Uses summary documents only</text:p>
        </text:list-item>
      </text:list>
      <text:p text:style-name="Text_20_body">Never uses:</text:p>
      <text:list text:style-name="L14">
        <text:list-item>
          <text:p text:style-name="P17">Raw sessions</text:p>
        </text:list-item>
        <text:list-item>
          <text:p text:style-name="P17">Question-level data</text:p>
        </text:list-item>
        <text:list-item>
          <text:p text:style-name="P17">Large text contexts</text:p>
        </text:list-item>
      </text:list>
      <text:p text:style-name="Horizontal_20_Line"/>
      <text:h text:style-name="Heading_20_1" text:outline-level="1">🧑‍🎓 1️⃣ MONTHLY STUDENT SUMMARY</text:h>
      <text:h text:style-name="Heading_20_2" text:outline-level="2">Data Source</text:h>
      <text:p text:style-name="Text_20_body">From:</text:p>
      <text:p text:style-name="P1"><text:span text:style-name="Source_20_Text">studentYearMetrics/{studentId}</text:span></text:p>
      <text:p text:style-name="Text_20_body">Using only aggregated fields:</text:p>
      <text:p text:style-name="Preformatted_20_Text"><text:span text:style-name="Source_20_Text">{</text:span></text:p>
      <text:p text:style-name="Preformatted_20_Text"><text:soft-page-break/><text:span text:style-name="Source_20_Text"><text:s text:c="2"/>avgRawScorePercent,</text:span></text:p>
      <text:p text:style-name="Preformatted_20_Text"><text:span text:style-name="Source_20_Text"><text:s text:c="2"/>avgAccuracyPercent,</text:span></text:p>
      <text:p text:style-name="Preformatted_20_Text"><text:span text:style-name="Source_20_Text"><text:s text:c="2"/>rollingRiskScore,</text:span></text:p>
      <text:p text:style-name="Preformatted_20_Text"><text:span text:style-name="Source_20_Text"><text:s text:c="2"/>rollingRiskCluster,</text:span></text:p>
      <text:p text:style-name="Preformatted_20_Text"><text:span text:style-name="Source_20_Text"><text:s text:c="2"/>disciplineIndex,</text:span></text:p>
      <text:p text:style-name="Preformatted_20_Text"><text:span text:style-name="Source_20_Text"><text:s text:c="2"/>phaseAdherenceAverage,</text:span></text:p>
      <text:p text:style-name="Preformatted_20_Text"><text:span text:style-name="Source_20_Text"><text:s text:c="2"/>rushPatternActive,</text:span></text:p>
      <text:p text:style-name="Preformatted_20_Text"><text:span text:style-name="Source_20_Text"><text:s text:c="2"/>easyNeglectActive,</text:span></text:p>
      <text:p text:style-name="Preformatted_20_Text"><text:span text:style-name="Source_20_Text"><text:s text:c="2"/>hardBiasActive,</text:span></text:p>
      <text:p text:style-name="Preformatted_20_Text"><text:span text:style-name="Source_20_Text"><text:s text:c="2"/>skipBurstActive,</text:span></text:p>
      <text:p text:style-name="Preformatted_20_Text"><text:span text:style-name="Source_20_Text"><text:s text:c="2"/>wrongStreakActive,</text:span></text:p>
      <text:p text:style-name="Preformatted_20_Text"><text:span text:style-name="Source_20_Text"><text:s text:c="2"/>controlledModeDelta,</text:span></text:p>
      <text:p text:style-name="Preformatted_20_Text"><text:span text:style-name="Source_20_Text"><text:s text:c="2"/>totalTestsAttempted</text:span></text:p>
      <text:p text:style-name="P1"><text:span text:style-name="Source_20_Text">}</text:span></text:p>
      <text:p text:style-name="Text_20_body">No per-question detail passed to AI.</text:p>
      <text:p text:style-name="Horizontal_20_Line"/>
      <text:h text:style-name="Heading_20_2" text:outline-level="2">Summary Goals</text:h>
      <text:list text:style-name="L15">
        <text:list-item>
          <text:p text:style-name="P18">Encourage</text:p>
        </text:list-item>
        <text:list-item>
          <text:p text:style-name="P18">Highlight strengths</text:p>
        </text:list-item>
        <text:list-item>
          <text:p text:style-name="P18">Suggest structured improvement</text:p>
        </text:list-item>
        <text:list-item>
          <text:p text:style-name="P18">Avoid negative tone</text:p>
        </text:list-item>
        <text:list-item>
          <text:p text:style-name="P18">Avoid comparison to others</text:p>
        </text:list-item>
        <text:list-item>
          <text:p text:style-name="P18">Avoid ranking language</text:p>
        </text:list-item>
      </text:list>
      <text:p text:style-name="Horizontal_20_Line"/>
      <text:h text:style-name="Heading_20_2" text:outline-level="2">Prompt Template (System-Controlled)</text:h>
      <text:p text:style-name="Preformatted_20_Text"><text:span text:style-name="Source_20_Text">You are an academic performance coach.</text:span></text:p>
      <text:p text:style-name="Preformatted_20_Text"/>
      <text:p text:style-name="Preformatted_20_Text"><text:span text:style-name="Source_20_Text">Write a short, motivating monthly performance summary for a student.</text:span></text:p>
      <text:p text:style-name="Preformatted_20_Text"/>
      <text:p text:style-name="Preformatted_20_Text"><text:span text:style-name="Source_20_Text">Use the following structured metrics only.</text:span></text:p>
      <text:p text:style-name="Preformatted_20_Text"><text:span text:style-name="Source_20_Text">Do not invent data.</text:span></text:p>
      <text:p text:style-name="Preformatted_20_Text"><text:span text:style-name="Source_20_Text">Do not compare with other students.</text:span></text:p>
      <text:p text:style-name="Preformatted_20_Text"><text:span text:style-name="Source_20_Text">Be optimistic and constructive.</text:span></text:p>
      <text:p text:style-name="Preformatted_20_Text"><text:span text:style-name="Source_20_Text">Keep length under 150 words.</text:span></text:p>
      <text:p text:style-name="Preformatted_20_Text"/>
      <text:p text:style-name="Preformatted_20_Text"><text:span text:style-name="Source_20_Text">Metrics:</text:span></text:p>
      <text:p text:style-name="Preformatted_20_Text"><text:span text:style-name="Source_20_Text">- Average Raw Score: {avgRawScorePercent}%</text:span></text:p>
      <text:p text:style-name="Preformatted_20_Text"><text:span text:style-name="Source_20_Text">- Average Accuracy: {avgAccuracyPercent}%</text:span></text:p>
      <text:p text:style-name="Preformatted_20_Text"><text:span text:style-name="Source_20_Text">- Discipline Index: {disciplineIndex}/100</text:span></text:p>
      <text:p text:style-name="Preformatted_20_Text"><text:span text:style-name="Source_20_Text">- Phase Adherence: {phaseAdherenceAverage}%</text:span></text:p>
      <text:p text:style-name="Preformatted_20_Text"><text:span text:style-name="Source_20_Text">- Risk Cluster: {rollingRiskCluster}</text:span></text:p>
      <text:p text:style-name="Preformatted_20_Text"><text:span text:style-name="Source_20_Text">- Controlled Mode Impact: {controlledModeDelta}%</text:span></text:p>
      <text:p text:style-name="Preformatted_20_Text"><text:span text:style-name="Source_20_Text">- Tests Attempted: {totalTestsAttempted}</text:span></text:p>
      <text:p text:style-name="Preformatted_20_Text"/>
      <text:p text:style-name="Preformatted_20_Text"><text:span text:style-name="Source_20_Text">Behavior Flags:</text:span></text:p>
      <text:p text:style-name="Preformatted_20_Text"><text:span text:style-name="Source_20_Text">Rush Pattern: {rushPatternActive}</text:span></text:p>
      <text:p text:style-name="Preformatted_20_Text"><text:span text:style-name="Source_20_Text">Easy Neglect: {easyNeglectActive}</text:span></text:p>
      <text:p text:style-name="Preformatted_20_Text"><text:span text:style-name="Source_20_Text">Hard Bias: {hardBiasActive}</text:span></text:p>
      <text:p text:style-name="Preformatted_20_Text"><text:span text:style-name="Source_20_Text">Skip Burst: {skipBurstActive}</text:span></text:p>
      <text:p text:style-name="P1"><text:soft-page-break/><text:span text:style-name="Source_20_Text">Wrong Streak: {wrongStreakActive}</text:span></text:p>
      <text:p text:style-name="Horizontal_20_Line"/>
      <text:h text:style-name="Heading_20_1" text:outline-level="1">👥 2️⃣ MONTHLY BATCH SUMMARY</text:h>
      <text:p text:style-name="Text_20_body">Data Source:</text:p>
      <text:p text:style-name="P1"><text:span text:style-name="Source_20_Text">batchAggregates/{batchId}</text:span></text:p>
      <text:p text:style-name="Text_20_body">Metrics:</text:p>
      <text:p text:style-name="Preformatted_20_Text"><text:span text:style-name="Source_20_Text">{</text:span></text:p>
      <text:p text:style-name="Preformatted_20_Text"><text:span text:style-name="Source_20_Text"><text:s text:c="2"/>avgRawScorePercent,</text:span></text:p>
      <text:p text:style-name="Preformatted_20_Text"><text:span text:style-name="Source_20_Text"><text:s text:c="2"/>avgAccuracyPercent,</text:span></text:p>
      <text:p text:style-name="Preformatted_20_Text"><text:span text:style-name="Source_20_Text"><text:s text:c="2"/>avgDisciplineIndex,</text:span></text:p>
      <text:p text:style-name="Preformatted_20_Text"><text:span text:style-name="Source_20_Text"><text:s text:c="2"/>riskClusterDistribution,</text:span></text:p>
      <text:p text:style-name="Preformatted_20_Text"><text:span text:style-name="Source_20_Text"><text:s text:c="2"/>rushPatternPercent,</text:span></text:p>
      <text:p text:style-name="Preformatted_20_Text"><text:span text:style-name="Source_20_Text"><text:s text:c="2"/>easyNeglectPercent,</text:span></text:p>
      <text:p text:style-name="Preformatted_20_Text"><text:span text:style-name="Source_20_Text"><text:s text:c="2"/>hardBiasPercent,</text:span></text:p>
      <text:p text:style-name="Preformatted_20_Text"><text:span text:style-name="Source_20_Text"><text:s text:c="2"/>skipBurstPercent,</text:span></text:p>
      <text:p text:style-name="Preformatted_20_Text"><text:span text:style-name="Source_20_Text"><text:s text:c="2"/>wrongStreakPercent,</text:span></text:p>
      <text:p text:style-name="Preformatted_20_Text"><text:span text:style-name="Source_20_Text"><text:s text:c="2"/>controlledModeImprovement</text:span></text:p>
      <text:p text:style-name="P1"><text:span text:style-name="Source_20_Text">}</text:span></text:p>
      <text:p text:style-name="Horizontal_20_Line"/>
      <text:h text:style-name="Heading_20_2" text:outline-level="2">Batch Prompt Template</text:h>
      <text:p text:style-name="Preformatted_20_Text"><text:span text:style-name="Source_20_Text">You are an academic performance analyst.</text:span></text:p>
      <text:p text:style-name="Preformatted_20_Text"/>
      <text:p text:style-name="Preformatted_20_Text"><text:span text:style-name="Source_20_Text">Write a professional monthly batch performance summary.</text:span></text:p>
      <text:p text:style-name="Preformatted_20_Text"/>
      <text:p text:style-name="Preformatted_20_Text"><text:span text:style-name="Source_20_Text">Do not name individual students.</text:span></text:p>
      <text:p text:style-name="Preformatted_20_Text"><text:span text:style-name="Source_20_Text">Focus on collective improvement.</text:span></text:p>
      <text:p text:style-name="Preformatted_20_Text"><text:span text:style-name="Source_20_Text">Keep tone strategic and optimistic.</text:span></text:p>
      <text:p text:style-name="Preformatted_20_Text"><text:span text:style-name="Source_20_Text">Length under 200 words.</text:span></text:p>
      <text:p text:style-name="Preformatted_20_Text"/>
      <text:p text:style-name="Preformatted_20_Text"><text:span text:style-name="Source_20_Text">Metrics:</text:span></text:p>
      <text:p text:style-name="Preformatted_20_Text"><text:span text:style-name="Source_20_Text">- Average Raw Score: {avgRawScorePercent}%</text:span></text:p>
      <text:p text:style-name="Preformatted_20_Text"><text:span text:style-name="Source_20_Text">- Average Accuracy: {avgAccuracyPercent}%</text:span></text:p>
      <text:p text:style-name="Preformatted_20_Text"><text:span text:style-name="Source_20_Text">- Average Discipline Index: {avgDisciplineIndex}</text:span></text:p>
      <text:p text:style-name="Preformatted_20_Text"><text:span text:style-name="Source_20_Text">- Risk Distribution: {riskClusterDistribution}</text:span></text:p>
      <text:p text:style-name="Preformatted_20_Text"><text:span text:style-name="Source_20_Text">- Controlled Mode Improvement: {controlledModeImprovement}%</text:span></text:p>
      <text:p text:style-name="Preformatted_20_Text"/>
      <text:p text:style-name="Preformatted_20_Text"><text:span text:style-name="Source_20_Text">Behavior Signals:</text:span></text:p>
      <text:p text:style-name="Preformatted_20_Text"><text:span text:style-name="Source_20_Text">Rush: {rushPatternPercent}%</text:span></text:p>
      <text:p text:style-name="Preformatted_20_Text"><text:span text:style-name="Source_20_Text">Easy Neglect: {easyNeglectPercent}%</text:span></text:p>
      <text:p text:style-name="Preformatted_20_Text"><text:span text:style-name="Source_20_Text">Hard Bias: {hardBiasPercent}%</text:span></text:p>
      <text:p text:style-name="Preformatted_20_Text"><text:span text:style-name="Source_20_Text">Skip Burst: {skipBurstPercent}%</text:span></text:p>
      <text:p text:style-name="P1"><text:span text:style-name="Source_20_Text">Wrong Streak: {wrongStreakPercent}%</text:span></text:p>
      <text:p text:style-name="Horizontal_20_Line"/>
      <text:h text:style-name="Heading_20_1" text:outline-level="1"><text:soft-page-break/>💰 3️⃣ TOKEN COST MINIMIZATION STRATEGY</text:h>
      <text:h text:style-name="Heading_20_3" text:outline-level="3">Rule 1: Structured Input Only</text:h>
      <text:p text:style-name="Text_20_body">Never send raw data arrays.<text:line-break/>Only send aggregated numeric fields.</text:p>
      <text:p text:style-name="Horizontal_20_Line"/>
      <text:h text:style-name="Heading_20_3" text:outline-level="3">Rule 2: Fixed Prompt Template</text:h>
      <text:p text:style-name="Text_20_body">Prompt never dynamically expanded.<text:line-break/>Single system template reused.</text:p>
      <text:p text:style-name="Horizontal_20_Line"/>
      <text:h text:style-name="Heading_20_3" text:outline-level="3">Rule 3: Hard Length Cap</text:h>
      <text:p text:style-name="Text_20_body">Force model:</text:p>
      <text:list text:style-name="L16">
        <text:list-item>
          <text:p text:style-name="P19">max_tokens: 250 (student)</text:p>
        </text:list-item>
        <text:list-item>
          <text:p text:style-name="P19">max_tokens: 350 (batch)</text:p>
        </text:list-item>
      </text:list>
      <text:p text:style-name="Horizontal_20_Line"/>
      <text:h text:style-name="Heading_20_3" text:outline-level="3">Rule 4: Temperature Low</text:h>
      <text:p text:style-name="Text_20_body">Use:</text:p>
      <text:p text:style-name="P1"><text:span text:style-name="Source_20_Text">temperature = 0.3</text:span></text:p>
      <text:p text:style-name="Text_20_body">Reduces variability and token sprawl.</text:p>
      <text:p text:style-name="Horizontal_20_Line"/>
      <text:h text:style-name="Heading_20_3" text:outline-level="3">Rule 5: One API Call per Entity per Month</text:h>
      <text:p text:style-name="Text_20_body">No regeneration unless:</text:p>
      <text:list text:style-name="L17">
        <text:list-item>
          <text:p text:style-name="P20">Admin manually refreshes</text:p>
        </text:list-item>
        <text:list-item>
          <text:p text:style-name="P20">Calibration version changes</text:p>
        </text:list-item>
      </text:list>
      <text:p text:style-name="Horizontal_20_Line"/>
      <text:h text:style-name="Heading_20_1" text:outline-level="1">🔁 4️⃣ BATCH PROCESSING ARCHITECTURE</text:h>
      <text:p text:style-name="Text_20_body">Monthly cron job:</text:p>
      <text:p text:style-name="P1"><text:span text:style-name="Source_20_Text">Cloud Scheduler → Pub/Sub → Cloud Function</text:span></text:p>
      <text:p text:style-name="Text_20_body"><text:soft-page-break/>Flow:</text:p>
      <text:list text:style-name="L18">
        <text:list-item>
          <text:p text:style-name="P21">Get all active students (current year)</text:p>
        </text:list-item>
        <text:list-item>
          <text:p text:style-name="P21">For each:</text:p>
          <text:list>
            <text:list-item>
              <text:p text:style-name="P21">Load studentYearMetrics</text:p>
            </text:list-item>
            <text:list-item>
              <text:p text:style-name="P21">Generate summary</text:p>
            </text:list-item>
            <text:list-item>
              <text:p text:style-name="P21">Save to Firestore</text:p>
            </text:list-item>
          </text:list>
        </text:list-item>
        <text:list-item>
          <text:p text:style-name="P21">Repeat for each batch</text:p>
        </text:list-item>
      </text:list>
      <text:p text:style-name="Text_20_body">Processing must:</text:p>
      <text:list text:style-name="L19">
        <text:list-item>
          <text:p text:style-name="P22">Use concurrency limit (e.g., 5 at a time)</text:p>
        </text:list-item>
        <text:list-item>
          <text:p text:style-name="P22">Retry failed calls</text:p>
        </text:list-item>
        <text:list-item>
          <text:p text:style-name="P22">Log token usage</text:p>
        </text:list-item>
      </text:list>
      <text:p text:style-name="Horizontal_20_Line"/>
      <text:h text:style-name="Heading_20_1" text:outline-level="1">🗄 5️⃣ STORAGE MODEL</text:h>
      <text:p text:style-name="Text_20_body">Student Summary stored:</text:p>
      <text:p text:style-name="P1"><text:span text:style-name="Source_20_Text">studentYearMetrics/{studentId}/monthlySummaries/{YYYY_MM}</text:span></text:p>
      <text:p text:style-name="Preformatted_20_Text"><text:span text:style-name="Source_20_Text">{</text:span></text:p>
      <text:p text:style-name="Preformatted_20_Text"><text:span text:style-name="Source_20_Text"><text:s text:c="2"/>generatedAt,</text:span></text:p>
      <text:p text:style-name="Preformatted_20_Text"><text:span text:style-name="Source_20_Text"><text:s text:c="2"/>summaryText,</text:span></text:p>
      <text:p text:style-name="Preformatted_20_Text"><text:span text:style-name="Source_20_Text"><text:s text:c="2"/>tokenUsed,</text:span></text:p>
      <text:p text:style-name="Preformatted_20_Text"><text:span text:style-name="Source_20_Text"><text:s text:c="2"/>modelVersion,</text:span></text:p>
      <text:p text:style-name="Preformatted_20_Text"><text:span text:style-name="Source_20_Text"><text:s text:c="2"/>calibrationVersion</text:span></text:p>
      <text:p text:style-name="P1"><text:span text:style-name="Source_20_Text">}</text:span></text:p>
      <text:p text:style-name="Text_20_body">Batch Summary stored:</text:p>
      <text:p text:style-name="P1"><text:span text:style-name="Source_20_Text">batchAggregates/{batchId}/monthlySummaries/{YYYY_MM}</text:span></text:p>
      <text:p text:style-name="Horizontal_20_Line"/>
      <text:h text:style-name="Heading_20_1" text:outline-level="1">🧠 6️⃣ CACHING STRATEGY</text:h>
      <text:p text:style-name="Text_20_body">On student dashboard:</text:p>
      <text:list text:style-name="L20">
        <text:list-item>
          <text:p text:style-name="P23">Load summary from Firestore</text:p>
        </text:list-item>
        <text:list-item>
          <text:p text:style-name="P23">Never call AI live</text:p>
        </text:list-item>
        <text:list-item>
          <text:p text:style-name="P23">Never regenerate automatically</text:p>
        </text:list-item>
      </text:list>
      <text:p text:style-name="Text_20_body">If summary exists for current month → show cached</text:p>
      <text:p text:style-name="Text_20_body">If not → show:<text:line-break/>“Monthly summary will be available soon.”</text:p>
      <text:p text:style-name="Horizontal_20_Line"><text:soft-page-break/></text:p>
      <text:h text:style-name="Heading_20_1" text:outline-level="1">⚙ 7️⃣ REGENERATION RULES</text:h>
      <text:p text:style-name="Text_20_body">Summary invalidated if:</text:p>
      <text:list text:style-name="L21">
        <text:list-item>
          <text:p text:style-name="P24">Calibration version updated</text:p>
        </text:list-item>
        <text:list-item>
          <text:p text:style-name="P24">Major metric schema change</text:p>
        </text:list-item>
        <text:list-item>
          <text:p text:style-name="P24">Manual regeneration triggered</text:p>
        </text:list-item>
      </text:list>
      <text:p text:style-name="Text_20_body">Recalculation must overwrite previous month only.</text:p>
      <text:p text:style-name="Text_20_body">Past months immutable.</text:p>
      <text:p text:style-name="Horizontal_20_Line"/>
      <text:h text:style-name="Heading_20_1" text:outline-level="1">🧮 8️⃣ COST ESTIMATION MODEL</text:h>
      <text:p text:style-name="Text_20_body">Assume:</text:p>
      <text:p text:style-name="Text_20_body">Student summary:<text:line-break/>~150 tokens input + 200 tokens output = 350 tokens</text:p>
      <text:p text:style-name="Text_20_body">Batch summary:<text:line-break/>~200 input + 250 output = 450 tokens</text:p>
      <text:p text:style-name="Text_20_body">If:</text:p>
      <text:p text:style-name="Text_20_body">100 institutes<text:line-break/>200 students each<text:line-break/>= 20,000 students</text:p>
      <text:p text:style-name="Text_20_body">Monthly tokens:</text:p>
      <text:p text:style-name="P1"><text:span text:style-name="Source_20_Text">20,000 × 350 ≈ 7,000,000 tokens</text:span></text:p>
      <text:p text:style-name="Text_20_body">With batching optimization:<text:line-break/>Can reduce to 250 tokens avg → ~5M tokens</text:p>
      <text:p text:style-name="Text_20_body">This is predictable.</text:p>
      <text:p text:style-name="Text_20_body">You can cap:</text:p>
      <text:list text:style-name="L22">
        <text:list-item>
          <text:p text:style-name="P25">Max summaries per institute per month</text:p>
        </text:list-item>
        <text:list-item>
          <text:p text:style-name="P25">Disable for L0</text:p>
        </text:list-item>
      </text:list>
      <text:p text:style-name="Horizontal_20_Line"/>
      <text:h text:style-name="Heading_20_1" text:outline-level="1">🔐 9️⃣ LICENSE CONTROL</text:h>
      <text:p text:style-name="Text_20_body">AI Summary visibilit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Student Summary</text:p>
            </table:table-cell>
            <table:table-cell table:style-name="Table1.A1" office:value-type="string">
              <text:p text:style-name="Table_20_Heading">Batch Summary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L2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L3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Text_20_body">Feature flag enforced server-side.</text:p>
      <text:p text:style-name="Horizontal_20_Line"/>
      <text:h text:style-name="Heading_20_1" text:outline-level="1">🏛 10️⃣ VENDOR CONTROL PANEL</text:h>
      <text:p text:style-name="Text_20_body">Vendor can:</text:p>
      <text:list text:style-name="L23">
        <text:list-item>
          <text:p text:style-name="P26">Change prompt template</text:p>
        </text:list-item>
        <text:list-item>
          <text:p text:style-name="P26">Adjust tone</text:p>
        </text:list-item>
        <text:list-item>
          <text:p text:style-name="P26">Cap word count</text:p>
        </text:list-item>
        <text:list-item>
          <text:p text:style-name="P26">Change model</text:p>
        </text:list-item>
        <text:list-item>
          <text:p text:style-name="P26">Disable per layer</text:p>
        </text:list-item>
        <text:list-item>
          <text:p text:style-name="P26">View token usage per institute</text:p>
        </text:list-item>
      </text:list>
      <text:p text:style-name="Text_20_body">Stored at:</text:p>
      <text:p text:style-name="P1"><text:span text:style-name="Source_20_Text">vendor/config/aiSummarySettings</text:span></text:p>
      <text:p text:style-name="Horizontal_20_Line"/>
      <text:h text:style-name="Heading_20_1" text:outline-level="1">🔄 11️⃣ FAILURE HANDLING</text:h>
      <text:p text:style-name="Text_20_body">If AI call fails:</text:p>
      <text:list text:style-name="L24">
        <text:list-item>
          <text:p text:style-name="P27">Retry 2 times</text:p>
        </text:list-item>
        <text:list-item>
          <text:p text:style-name="P27">Log failure</text:p>
        </text:list-item>
        <text:list-item>
          <text:p text:style-name="P27">Mark status = failed</text:p>
        </text:list-item>
        <text:list-item>
          <text:p text:style-name="P27">Allow manual regeneration</text:p>
        </text:list-item>
      </text:list>
      <text:p text:style-name="Text_20_body">Never block dashboard load.</text:p>
      <text:p text:style-name="Horizontal_20_Line"/>
      <text:h text:style-name="Heading_20_1" text:outline-level="1">🎯 FINAL AI SUMMARY PIPELINE</text:h>
      <text:p text:style-name="Text_20_body">You now have:</text:p>
      <text:p text:style-name="Text_20_body">✔ Monthly student summary architecture<text:line-break/>✔ Monthly batch summary architecture<text:line-break/>✔ Prompt template control system<text:line-break/><text:soft-page-break/>✔ Token minimization strategy<text:line-break/>✔ Scheduled batch processing<text:line-break/>✔ Concurrency control<text:line-break/>✔ Firestore caching model<text:line-break/>✔ Regeneration logic<text:line-break/>✔ Vendor-level override<text:line-break/>✔ License gating<text:line-break/>✔ Predictable cost model</text:p>
      <text:p text:style-name="Horizontal_20_Line"/>
      <text:p text:style-name="Text_20_body">At this stage, your system now includes:</text:p>
      <text:list text:style-name="L25">
        <text:list-item>
          <text:p text:style-name="P28">Execution Engine</text:p>
        </text:list-item>
        <text:list-item>
          <text:p text:style-name="P28">Risk Engine</text:p>
        </text:list-item>
        <text:list-item>
          <text:p text:style-name="P28">Pattern Engine</text:p>
        </text:list-item>
        <text:list-item>
          <text:p text:style-name="P28">AI Summary Layer</text:p>
        </text:list-item>
        <text:list-item>
          <text:p text:style-name="P28">Governance</text:p>
        </text:list-item>
        <text:list-item>
          <text:p text:style-name="P28">Vendor Calibration</text:p>
        </text:list-item>
      </text:list>
      <text:p text:style-name="Text_20_body">Next logical infrastructure piece:</text:p>
      <text:p text:style-name="Text_20_body">📧 <text:span text:style-name="Strong_20_Emphasis">Email Queue &amp; Notification Architecture (Layer-aware + Guardian CC + Batch-safe)</text:span></text:p>
      <text:p text:style-name="Text_20_body">Or</text:p>
      <text:p text:style-name="Text_20_body">⚙ <text:span text:style-name="Strong_20_Emphasis">Cloud Function Trigger Flow (Full System Event Map)</text:span></text:p>
      <text:p text:style-name="Text_20_body">Which do you want next?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1T00:40:39.668180331</dc:date>
    <meta:editing-duration>PT12M50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8" meta:paragraph-count="226" meta:word-count="841" meta:character-count="5860" meta:non-whitespace-character-count="5247"/>
  </office:meta>
</office:document-meta>
</file>